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Example">
      <style:table-properties table:display="true" style:writing-mode="lr-tb" table:tab-color="#bbdef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en" table:style-name="ta1" table:print-ranges="'Example-en'.A1:'Example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column table:style-name="co12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ay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Example-en'.$A$1" table:cell-range-address="$'Example-en'.$A$1:.$L$13" table:range-usable-as="print-range"/>
        </table:named-expressions>
      </table:table>
      <table:table table:name="Example-id" table:style-name="ta1" table:print-ranges="'Example-id'.A1:'Example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ei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4" table:number-rows-repeated="104848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Example-id'.$A$1" table:cell-range-address="$'Example-id'.$A$1:.$L$13" table:range-usable-as="print-range"/>
        </table:named-expressions>
      </table:table>
      <table:table table:name="Result-en" table:style-name="ta1" table:print-ranges="'Result-en'.A1:'Result-en'.L5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ay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4" table:number-rows-repeated="104844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Result-en'.$A$1" table:cell-range-address="$'Result-en'.$A$1:.$L$13" table:range-usable-as="print-range"/>
        </table:named-expressions>
      </table:table>
      <table:table table:name="Result-id" table:style-name="ta1" table:print-ranges="'Result-id'.A1:'Result-id'.L5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ei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number-columns-repeated="16370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number-columns-repeated="16370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number-columns-repeated="16370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number-columns-repeated="16370"/>
        </table:table-row>
        <table:table-row table:style-name="ro1">
          <table:table-cell/>
          <table:table-cell table:style-name="ce1" table:number-columns-repeated="2"/>
          <table:table-cell table:style-name="ce13" table:number-columns-repeated="2"/>
          <table:table-cell table:style-name="ce1" table:number-columns-repeated="6"/>
          <table:table-cell table:number-columns-repeated="16370"/>
        </table:table-row>
        <table:table-row table:style-name="ro4" table:number-rows-repeated="104844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Result-id'.$A$1" table:cell-range-address="$'Result-id'.$A$1:.$L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1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hours/>
      <number:text>:</number:text>
      <number:minutes number:style="long"/>
    </number:time-style>
    <number:time-style style:name="N126"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textual="true"/>
    </number:date-style>
    <number:number-style style:name="N124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p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1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5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2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0">
      <number:month number:textual="true"/>
      <number:text>-</number:text>
      <number:year/>
    </number:date-style>
    <number:time-style style:name="N109">
      <number:hours/>
      <number:text>:</number:text>
      <number:minutes number:style="long"/>
      <number:text> </number:text>
      <number:am-pm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time-style style:name="N107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xample" style:display-name="PageStyle_Examp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1:51:53.890490982</dc:date>
    <meta:editing-cycles>50</meta:editing-cycles>
    <meta:editing-duration>PT1H55M51S</meta:editing-duration>
    <meta:generator>LibreOffice/7.4.1.2$Linux_X86_64 LibreOffice_project/40$Build-2</meta:generator>
    <meta:document-statistic meta:table-count="4" meta:cell-count="500" meta:object-count="0"/>
    <meta:user-defined meta:name="AppVersion">15.0000</meta:user-defined>
  </office:meta>
</office:document-meta>
</file>